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6cm" style:page-number="auto" table:align="left"/>
    </style:style>
    <style:style style:name="Table1.A" style:family="table-column">
      <style:table-column-properties style:column-width="16.9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09cm" fo:margin-top="0cm" fo:margin-bottom="0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69cm" fo:margin-left="0cm" fo:margin-right="-0.09cm" fo:margin-top="0cm" fo:margin-bottom="0cm" table:align="margins"/>
    </style:style>
    <style:style style:name="Table3.A" style:family="table-column">
      <style:table-column-properties style:column-width="2.492cm" style:rel-column-width="9799*"/>
    </style:style>
    <style:style style:name="Table3.B" style:family="table-column">
      <style:table-column-properties style:column-width="0.25cm" style:rel-column-width="984*"/>
    </style:style>
    <style:style style:name="Table3.C" style:family="table-column">
      <style:table-column-properties style:column-width="6.001cm" style:rel-column-width="23592*"/>
    </style:style>
    <style:style style:name="Table3.D" style:family="table-column">
      <style:table-column-properties style:column-width="1.734cm" style:rel-column-width="6817*"/>
    </style:style>
    <style:style style:name="Table3.E" style:family="table-column">
      <style:table-column-properties style:column-width="6.191cm" style:rel-column-width="24343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393cm" fo:margin-left="2.242cm" fo:margin-right="-0.056cm" fo:margin-top="0cm" fo:margin-bottom="0cm" table:align="margins"/>
    </style:style>
    <style:style style:name="Table4.A" style:family="table-column">
      <style:table-column-properties style:column-width="14.393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7.17cm" fo:margin-left="9.493cm" fo:margin-right="-0.085cm" table:align="margins"/>
    </style:style>
    <style:style style:name="Table5.A" style:family="table-column">
      <style:table-column-properties style:column-width="7.17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17cm" fo:margin-left="9.493cm" fo:margin-right="-0.085cm" table:align="margins"/>
    </style:style>
    <style:style style:name="Table6.A" style:family="table-column">
      <style:table-column-properties style:column-width="7.17cm" style:rel-column-width="65535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B-22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8"/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5"/>Dengan ini dilaporakan bahwa berdasarkan Surat Perintah Kepala {nama_satker} No. {isi1} tanggal {isi2} telah {isi3} berupa:</text:p>
                  <text:p text:style-name="P5">{isi4} register {isi5} (barang bukti Nomor {isi6} tanggal {isi7}).</text:p>
                  <text:p text:style-name="P5"><text:s text:c="3"/>Untuk jelasnya bersama ini kami lampirkan copy Surat Perintah Kepala <text:s/>{nama_satker} Nomor: Print {isi1} tanggal {isi2} dan Berita Acara {isi8} dimaksud.</text:p>
                  <text:p text:style-name="P5"/>
                  <text:p text:style-name="P5"><text:s text:c="5"/>Demikian untuk maklum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KEPALA {nama_satker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2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13:00Z</meta:creation-date>
    <dc:date>2015-09-24T04:31:35.80</dc:date>
    <meta:editing-cycles>16</meta:editing-cycles>
    <meta:editing-duration>PT27M53S</meta:editing-duration>
    <meta:document-statistic meta:table-count="6" meta:image-count="0" meta:object-count="0" meta:page-count="1" meta:paragraph-count="28" meta:word-count="88" meta:character-count="677"/>
    <meta:template xlink:type="simple" xlink:actuate="onRequest" xlink:title="" xlink:href="Normal.dotm"/>
  </office:meta>
</office:document-meta>
</file>